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Circle" draw:marker-start-width="0.3cm" draw:marker-end="Arrowheads_20_1" draw:marker-end-width="0.3cm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35cm" svg:y1="7.167cm" svg:x2="24.447cm" svg:y2="7.167cm">
          <text:p/>
        </draw:line>
        <draw:custom-shape draw:style-name="gr2" draw:text-style-name="P1" draw:layer="layout" svg:width="0.317cm" svg:height="0.317cm" svg:x="0.635cm" svg:y="6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17cm" svg:height="0.317cm" svg:x="3.492cm" svg:y="6.9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317cm" svg:height="0.299cm" svg:x="6.349cm" svg:y="6.9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317cm" svg:height="0.317cm" svg:x="9.208cm" svg:y="6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17cm" svg:height="0.317cm" svg:x="12.065cm" svg:y="6.9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318cm" svg:height="0.317cm" svg:x="15.239cm" svg:y="6.97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1" draw:layer="layout" svg:width="0.318cm" svg:height="0.317cm" svg:x="18.414cm" svg:y="6.97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1" draw:layer="layout" svg:width="0.318cm" svg:height="0.317cm" svg:x="21.272cm" svg:y="6.97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318cm" svg:height="0.317cm" svg:x="24.13cm" svg:y="6.97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3" draw:text-style-name="P2" draw:layer="layout" svg:width="2.223cm" svg:height="0.962cm" svg:x="0.317cm" svg:y="5.705cm">
          <draw:text-box>
            <text:p>12:00</text:p>
          </draw:text-box>
        </draw:frame>
        <draw:frame draw:style-name="gr3" draw:text-style-name="P2" draw:layer="layout" svg:width="2.223cm" svg:height="0.962cm" svg:x="2.857cm" svg:y="5.695cm">
          <draw:text-box>
            <text:p>12:05</text:p>
          </draw:text-box>
        </draw:frame>
        <draw:frame draw:style-name="gr3" draw:text-style-name="P2" draw:layer="layout" svg:width="2.223cm" svg:height="0.962cm" svg:x="5.715cm" svg:y="5.705cm">
          <draw:text-box>
            <text:p>12:10</text:p>
          </draw:text-box>
        </draw:frame>
        <draw:frame draw:style-name="gr3" draw:text-style-name="P2" draw:layer="layout" svg:width="2.223cm" svg:height="0.962cm" svg:x="8.572cm" svg:y="5.705cm">
          <draw:text-box>
            <text:p>12:15</text:p>
          </draw:text-box>
        </draw:frame>
        <draw:frame draw:style-name="gr3" draw:text-style-name="P2" draw:layer="layout" svg:width="2.223cm" svg:height="0.962cm" svg:x="11.43cm" svg:y="5.705cm">
          <draw:text-box>
            <text:p>12:20</text:p>
          </draw:text-box>
        </draw:frame>
        <draw:frame draw:style-name="gr3" draw:text-style-name="P2" draw:layer="layout" svg:width="2.223cm" svg:height="0.962cm" svg:x="14.605cm" svg:y="5.705cm">
          <draw:text-box>
            <text:p>12:25</text:p>
          </draw:text-box>
        </draw:frame>
        <draw:frame draw:style-name="gr3" draw:text-style-name="P2" draw:layer="layout" svg:width="2.223cm" svg:height="0.962cm" svg:x="17.78cm" svg:y="5.705cm">
          <draw:text-box>
            <text:p>12:30</text:p>
          </draw:text-box>
        </draw:frame>
        <draw:frame draw:style-name="gr3" draw:text-style-name="P2" draw:layer="layout" svg:width="2.223cm" svg:height="0.962cm" svg:x="20.637cm" svg:y="5.705cm">
          <draw:text-box>
            <text:p>12:35</text:p>
          </draw:text-box>
        </draw:frame>
        <draw:frame draw:style-name="gr3" draw:text-style-name="P2" draw:layer="layout" svg:width="2.223cm" svg:height="0.962cm" svg:x="23.495cm" svg:y="5.705cm">
          <draw:text-box>
            <text:p>12:40</text:p>
          </draw:text-box>
        </draw:frame>
        <draw:frame draw:style-name="gr4" draw:text-style-name="P2" draw:layer="layout" svg:width="25.4cm" svg:height="1.905cm" svg:x="0cm" svg:y="0cm">
          <draw:text-box>
            <text:p>Window duration <text:s/>= 10 mins , Slide duration = 5 mins , Watermark =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305cm" svg:stroke-color="#3465a4" draw:marker-start="Concave" draw:marker-start-width="1.118cm" draw:marker-start-center="false" draw:marker-end="Concave" draw:marker-end-width="2.946cm" draw:marker-end-center="true" draw:stroke-linejoin="miter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559cm" draw:marker-start-width="1.041cm" draw:marker-end-width="1.041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5:43:09.480147948</meta:creation-date>
    <dc:date>2025-01-09T17:22:59.911941232</dc:date>
    <meta:editing-duration>PT1H39M45S</meta:editing-duration>
    <meta:editing-cycles>14</meta:editing-cycles>
    <meta:generator>LibreOffice/24.2.7.2$Linux_X86_64 LibreOffice_project/420$Build-2</meta:generator>
    <meta:document-statistic meta:object-count="20"/>
  </office:meta>
</office:document-meta>
</file>